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標楷體" svg:font-family="標楷體"/>
  </office:font-face-decls>
  <office:automatic-styles>
    <style:style style:name="表格1" style:family="table">
      <style:table-properties style:width="17cm" fo:margin-left="0cm" table:align="left" style:may-break-between-rows="true" style:writing-mode="lr-tb"/>
    </style:style>
    <style:style style:name="表格1.A" style:family="table-column">
      <style:table-column-properties style:column-width="8.5cm"/>
    </style:style>
    <style:style style:name="表格1.A1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1.B1" style:family="table-cell">
      <style:table-cell-properties fo:background-color="#ffffff" fo:padding-left="0.097cm" fo:padding-right="0.097cm" fo:padding-top="0cm" fo:padding-bottom="0cm" fo:border="0.5pt solid #000000" fo:vertical-align="top">
        <style:background-image/>
      </style:table-cell-properties>
    </style:style>
    <style:style style:name="表格1.A2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1.B2" style:family="table-cell">
      <style:table-cell-properties fo:background-color="#ffffff" fo:padding-left="0.097cm" fo:padding-right="0.097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loext:opacity="0%" style:font-name="標楷體" fo:font-size="12pt" fo:font-weight="normal" fo:background-color="transparent" style:font-name-asian="標楷體" style:font-name-complex="標楷體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loext:opacity="0%" style:font-name="標楷體" fo:font-size="12pt" fo:font-weight="normal" fo:background-color="transparent" style:font-name-asian="標楷體" style:font-name-complex="標楷體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標楷體" fo:font-size="12pt" fo:font-weight="normal" officeooo:paragraph-rsid="001f9b60" fo:background-color="transparent" style:font-name-asian="標楷體" style:font-name-complex="標楷體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標楷體" fo:font-size="12pt" fo:font-weight="normal" officeooo:rsid="001b2437" officeooo:paragraph-rsid="001b2437" fo:background-color="transparent" style:font-name-asian="標楷體" style:language-asian="zh" style:country-asian="TW" style:font-name-complex="標楷體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loext:opacity="0%" style:font-name="標楷體" fo:font-size="12pt" fo:font-weight="normal" officeooo:rsid="0025a480" officeooo:paragraph-rsid="0025a480" fo:background-color="transparent" style:font-name-asian="標楷體" style:language-asian="zh" style:country-asian="TW" style:font-name-complex="標楷體"/>
    </style:style>
    <style:style style:name="T1" style:family="text">
      <style:text-properties style:use-window-font-color="true" loext:opacity="0%" style:font-name="標楷體" fo:font-size="12pt" fo:font-weight="normal" fo:background-color="transparent" loext:char-shading-value="0" style:font-name-asian="標楷體" style:font-name-complex="標楷體"/>
    </style:style>
    <style:style style:name="T2" style:family="text">
      <style:text-properties style:use-window-font-color="true" loext:opacity="0%" style:font-name="標楷體" fo:font-size="12pt" fo:font-weight="normal" officeooo:rsid="001b2437" fo:background-color="transparent" loext:char-shading-value="0" style:font-name-asian="標楷體" style:language-asian="zh" style:country-asian="TW" style:font-name-complex="標楷體"/>
    </style:style>
    <style:style style:name="T3" style:family="text">
      <style:text-properties style:use-window-font-color="true" loext:opacity="0%" style:font-name="標楷體" fo:font-size="11pt" fo:font-weight="normal" fo:background-color="transparent" loext:char-shading-value="0" style:font-name-asian="標楷體" style:font-name-complex="標楷體"/>
    </style:style>
    <style:style style:name="T4" style:family="text">
      <style:text-properties style:language-asian="zh" style:country-asian="TW"/>
    </style:style>
    <style:style style:name="T5" style:family="text">
      <style:text-properties officeooo:rsid="0019dd0e" style:language-asian="zh" style:country-asian="TW"/>
    </style:style>
    <style:style style:name="T6" style:family="text">
      <style:text-properties officeooo:rsid="001b2437" style:language-asian="zh" style:country-asian="TW"/>
    </style:style>
    <style:style style:name="T7" style:family="text">
      <style:text-properties officeooo:rsid="002184fd" style:language-asian="zh" style:country-asian="TW"/>
    </style:style>
    <style:style style:name="T8" style:family="text">
      <style:text-properties officeooo:rsid="0022ca6f" style:language-asian="zh" style:country-asian="TW"/>
    </style:style>
    <style:style style:name="T9" style:family="text">
      <style:text-properties officeooo:rsid="0022f5f9" style:language-asian="zh" style:country-asian="TW"/>
    </style:style>
    <style:style style:name="T10" style:family="text">
      <style:text-properties officeooo:rsid="0024d8f8" style:language-asian="zh" style:country-asian="TW"/>
    </style:style>
    <style:style style:name="T11" style:family="text">
      <style:text-properties officeooo:rsid="002b683e" style:language-asian="zh" style:country-asian="T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有奈有限公司</text:p>
      <text:p text:style-name="P3">公司章程</text:p>
      <text:p text:style-name="P1"><text:span text:style-name="T3"/></text:p>
      <text:p text:style-name="P4">第一章 總則</text:p>
      <text:p text:style-name="P4">第1條 本公司依照公司法規定組織之，定名為有奈有限公司。</text:p>
      <text:p text:style-name="P5">第2條 本公司經營之事業如下：</text:p>
      <text:p text:style-name="P4"><text:tab/>J399010<text:tab/><text:tab/>軟體出版業</text:p>
      <text:p text:style-name="P4"><text:tab/>ZZ99999<text:tab/><text:tab/>除許可業務外，得經營法令非禁止或限制之業務</text:p>
      <text:p text:style-name="P4">第3條 本公司<text:span text:style-name="T4">設於台北市，</text:span>必要時得在國內外設立分公司</text:p>
      <text:p text:style-name="P2"><text:span text:style-name="T3"/></text:p>
      <text:p text:style-name="P4">第二章 出資及股東</text:p>
      <text:p text:style-name="P4">第4條 本公司資本總額定為新臺幣15<text:span text:style-name="T6">0,000</text:span>元</text:p>
      <text:p text:style-name="P4">第5條 本公司股東姓名或名稱及其出資額如下：</text:p>
      <table:table table:name="表格1" table:style-name="表格1">
        <table:table-column table:style-name="表格1.A" table:number-columns-repeated="2"/>
        <table:table-row>
          <table:table-cell table:style-name="表格1.A1" office:value-type="string">
            <text:p text:style-name="P2"><text:span text:style-name="T1">股東姓名或名稱</text:span><text:span text:style-name="T3"/></text:p>
          </table:table-cell>
          <table:table-cell table:style-name="表格1.B1" office:value-type="string">
            <text:p text:style-name="P2"><text:span text:style-name="T1">出資額</text:span><text:span text:style-name="T3"/></text:p>
          </table:table-cell>
        </table:table-row>
        <table:table-row>
          <table:table-cell table:style-name="表格1.A2" office:value-type="string">
            <text:p text:style-name="P2"><text:span text:style-name="T1">彭聖耀</text:span><text:span text:style-name="T3"/></text:p>
          </table:table-cell>
          <table:table-cell table:style-name="表格1.B2" office:value-type="string">
            <text:p text:style-name="P2"><text:span text:style-name="T1">15</text:span><text:span text:style-name="T2">0,000</text:span><text:span text:style-name="T1">元</text:span></text:p>
          </table:table-cell>
        </table:table-row>
      </table:table>
      <text:p text:style-name="P2"><text:span text:style-name="T3"/></text:p>
      <text:p text:style-name="P4">第三章 董事</text:p>
      <text:p text:style-name="P4">第6條 本公司置董事1人，執行業務並代表公司。</text:p>
      <text:p text:style-name="P2"><text:span text:style-name="T3"/></text:p>
      <text:p text:style-name="P4">第四章 會計</text:p>
      <text:p text:style-name="P4">第7條 公司年度<text:span text:style-name="T4">如有獲利，提撥</text:span><text:span text:style-name="T9">10</text:span><text:span text:style-name="T10">0</text:span><text:span text:style-name="T8">元</text:span>作為員工酬勞。但公司尚有累積虧損時，應預先保留彌補數額。</text:p>
      <text:p text:style-name="P4">第8條 本公司盈餘虧損，按照各股東出資比例分派之</text:p>
      <text:p text:style-name="P4">第9條 本章程未訂事項，依照董事指示辦理</text:p>
      <text:p text:style-name="P4">第10條 本章程訂立於民國113年4<text:span text:style-name="T4">月</text:span><text:span text:style-name="T5">2</text:span><text:span text:style-name="T7">3</text:span><text:span text:style-name="T4">日</text:span></text:p>
      <text:p text:style-name="P4"><text:span text:style-name="T4"/></text:p>
      <text:p text:style-name="P6">有奈有限公司</text:p>
      <text:p text:style-name="P6"/>
      <text:p text:style-name="P7">董事 彭聖耀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標楷體" svg:font-family="標楷體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start"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Calibri" fo:font-size="11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6-10T14:00:45.904000000</dc:date>
    <meta:editing-duration>PT2H34M11S</meta:editing-duration>
    <meta:editing-cycles>14</meta:editing-cycles>
    <meta:generator>LibreOffice/7.6.6.3$Windows_X86_64 LibreOffice_project/d97b2716a9a4a2ce1391dee1765565ea469b0ae7</meta:generator>
    <meta:print-date>2024-04-25T18:55:43.714000000</meta:print-date>
    <meta:printed-by>PDF 檔案</meta:printed-by>
    <meta:document-statistic meta:table-count="1" meta:image-count="0" meta:object-count="0" meta:page-count="1" meta:paragraph-count="24" meta:word-count="316" meta:character-count="367" meta:non-whitespace-character-count="346"/>
  </office:meta>
</office:document-meta>
</file>